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DejaVu Sans Mono" fo:font-size="8pt" style:font-size-asian="8pt" style:font-name-complex="DejaVu Sans Mono" style:font-size-complex="8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 Mono" fo:font-size="8pt" fo:font-weight="bold" style:font-size-asian="8pt" style:font-weight-asian="bold" style:font-name-complex="DejaVu Sans Mono" style:font-size-complex="8pt" style:font-weight-complex="bold"/>
    </style:style>
    <style:style style:name="P4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DejaVu Sans Mono" fo:font-size="8pt" fo:font-weight="bold" style:font-size-asian="8pt" style:font-weight-asian="bold" style:font-name-complex="DejaVu Sans Mono" style:font-size-complex="8pt" style:font-weight-complex="bold"/>
    </style:style>
    <style:style style:name="T1" style:family="text">
      <style:text-properties style:font-name="DejaVu Sans Mono" fo:font-size="8pt" style:font-size-asian="8pt" style:font-name-complex="DejaVu Sans Mono" style:font-size-complex="8pt"/>
    </style:style>
    <style:style style:name="T2" style:family="text">
      <style:text-properties style:font-name="DejaVu Sans Mono" fo:font-size="8pt" style:font-name-asian="DejaVu Sans Mono" style:font-size-asian="8pt" style:font-name-complex="DejaVu Sans Mono" style:font-size-complex="8pt"/>
    </style:style>
    <style:style style:name="T3" style:family="text">
      <style:text-properties style:font-name="DejaVu Sans Mono" fo:font-size="8pt" fo:font-weight="bold" style:font-size-asian="8pt" style:font-weight-asian="bold" style:font-name-complex="DejaVu Sans Mono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VERTED ECHO SOUNDER DEPLOYMENT</text:p>
      <text:p text:style-name="P2"/>
      <text:p text:style-name="P2">SITE :_______________ <text:s/>PROJECT:_______________ DATE:_______________(GMT)</text:p>
      <text:p text:style-name="P2"/>
      <text:p text:style-name="P1"><text:span text:style-name="T2"><text:s text:c="13"/></text:span><text:span text:style-name="T1">S/N <text:s text:c="7"/>MODEL <text:s text:c="14"/>ACS function <text:s text:c="4"/>URI Command</text:span></text:p>
      <text:p text:style-name="P2"/>
      <text:p text:style-name="P1"><text:span text:style-name="T2"><text:s text:c="6"/></text:span><text:span text:style-name="T1">IES __________ <text:s text:c="2"/>__________ <text:s text:c="16"/>TELEM <text:s text:c="6"/>__________</text:span></text:p>
      <text:p text:style-name="P2"/>
      <text:p text:style-name="P1"><text:span text:style-name="T2"><text:s text:c="6"/></text:span><text:span text:style-name="T1">DCS __________ <text:s text:c="2"/>__________ <text:s text:c="15"/>BEACON <text:s text:c="6"/>__________</text:span></text:p>
      <text:p text:style-name="P2"/>
      <text:p text:style-name="P2">DCS CABLE __________ <text:s text:c="2"/>__________ <text:s text:c="14"/>RELEASE <text:s text:c="6"/>__________</text:p>
      <text:p text:style-name="P2"/>
      <text:p text:style-name="P1"><text:span text:style-name="T2"><text:s/></text:span><text:span text:style-name="T1">MICROCAT __________ <text:s text:c="2"/>__________ <text:s text:c="16"/>CLEAR <text:s text:c="6"/>____76____</text:span></text:p>
      <text:p text:style-name="P2"/>
      <text:p text:style-name="P2">Travel Time Measure Rate:_____________ pings every _____________ minutes</text:p>
      <text:p text:style-name="P2"/>
      <text:p text:style-name="P2">Depth: _____________meters ÷ __________m/min = sink time <text:s/>= ________min.</text:p>
      <text:p text:style-name="P2"/>
      <text:p text:style-name="P1"><text:span text:style-name="T2"><text:s text:c="14"/></text:span><text:span text:style-name="T1">Recovery Devices: <text:s text:c="19"/>Attached &amp; Working?</text:span></text:p>
      <text:p text:style-name="P1"><text:span text:style-name="T2"><text:s text:c="60"/></text:span><text:span text:style-name="T1">(Y/N)</text:span></text:p>
      <text:p text:style-name="P2">Internal radio Marine Channel#:_____________ <text:s text:c="15"/>_____</text:p>
      <text:p text:style-name="P2"/>
      <text:p text:style-name="P1"><text:span text:style-name="T2"><text:s text:c="21"/></text:span><text:span text:style-name="T1">Frequency:_____________(Mhz)</text:span></text:p>
      <text:p text:style-name="P1"><text:span text:style-name="T2"><text:s text:c="20"/></text:span><text:span text:style-name="T1">PIES stand <text:s text:c="29"/>_____</text:span></text:p>
      <text:p text:style-name="P1"><text:span text:style-name="T2"><text:s text:c="26"/></text:span><text:span text:style-name="T1">Flag <text:s text:c="29"/>_____</text:span></text:p>
      <text:p text:style-name="P2"/>
      <text:p text:style-name="P2">IES clock offset from GMT @ launch ____________ seconds (+early / -late)</text:p>
      <text:p text:style-name="P2"/>
      <text:p text:style-name="P2">Attach anchor, suspend &amp; check slippage? _______________________________</text:p>
      <text:p text:style-name="P2"/>
      <text:p text:style-name="P2">Type Of Fix <text:s/>:_____________________________________</text:p>
      <text:p text:style-name="P2"/>
      <text:p text:style-name="P2">Latitude (DD):_____________________________________ <text:s/>MM.mmmmm°</text:p>
      <text:p text:style-name="P2"/>
      <text:p text:style-name="P2">Longitude(DD):_____________________________________ MMM.mmmmm°</text:p>
      <text:p text:style-name="P2"/>
      <text:p text:style-name="P1"><text:span text:style-name="T2"><text:s text:c="25"/></text:span><text:span text:style-name="T1">Date(GMT) <text:s text:c="18"/>Time(GMT)</text:span></text:p>
      <text:p text:style-name="P2"/>
      <text:p text:style-name="P2">Launch <text:s text:c="9"/>___________________________ <text:s/>___________________________</text:p>
      <text:p text:style-name="P2"/>
      <text:p text:style-name="P2">Reached bottom <text:s/>___________________________ <text:s/>___________________________</text:p>
      <text:p text:style-name="P2"/>
      <text:p text:style-name="P2">Auto-Release <text:s text:c="3"/>___________________________ <text:s/>___________________________</text:p>
      <text:p text:style-name="P2"/>
      <text:p text:style-name="P3">BURST TELEMETRY</text:p>
      <text:p text:style-name="P2"/>
      <text:p text:style-name="P2">Deck Unit Used:____________________Gain/Rx-Threshold:___________________</text:p>
      <text:p text:style-name="P2"/>
      <text:p text:style-name="P2">SAMPLE# <text:s text:c="7"/>TAU <text:s text:c="10"/>PRESSURE <text:s text:c="8"/>SPEED <text:s text:c="8"/>DIRECTION</text:p>
      <text:p text:style-name="P2"/>
      <text:p text:style-name="P1"><text:span text:style-name="T2"><text:s text:c="3"/></text:span><text:span text:style-name="T1">1. <text:s text:c="4"/>______________ <text:s/>______________ <text:s/>______________ <text:s/>______________</text:span></text:p>
      <text:p text:style-name="P2"/>
      <text:p text:style-name="P1"><text:span text:style-name="T2"><text:s text:c="3"/></text:span><text:span text:style-name="T1">2. <text:s text:c="4"/>______________ <text:s/>______________ <text:s/>______________ <text:s/>______________</text:span></text:p>
      <text:p text:style-name="P2"/>
      <text:p text:style-name="P1"><text:span text:style-name="T2"><text:s text:c="3"/></text:span><text:span text:style-name="T1">3. <text:s text:c="4"/>______________ <text:s/>______________ <text:s/>______________ <text:s/>______________</text:span></text:p>
      <text:p text:style-name="P2"/>
      <text:p text:style-name="P1"><text:span text:style-name="T2"><text:s text:c="3"/></text:span><text:span text:style-name="T1">4. <text:s text:c="4"/>______________ <text:s/>______________ <text:s/>______________ <text:s/>______________</text:span></text:p>
      <text:p text:style-name="P2"/>
      <text:p text:style-name="P2">Sent CLEAR command before leaving site? <text:s text:c="2"/>______________</text:p>
      <text:p text:style-name="P2"/>
      <text:p text:style-name="P1"><text:span text:style-name="T2"><text:s text:c="28"/></text:span><text:span text:style-name="T3">ADDITIONAL NOTE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626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ry Chaplin</meta:initial-creator>
    <meta:creation-date>2013-03-28T10:08:00</meta:creation-date>
    <dc:date>2019-03-05T12:09:31.087277138</dc:date>
    <meta:print-date>2019-03-05T11:14:01.542874723</meta:print-date>
    <meta:editing-cycles>10</meta:editing-cycles>
    <meta:editing-duration>PT1H34M51S</meta:editing-duration>
    <meta:generator>LibreOffice/6.1.5.2$Linux_X86_64 LibreOffice_project/10$Build-2</meta:generator>
    <meta:document-statistic meta:table-count="0" meta:image-count="0" meta:object-count="0" meta:page-count="1" meta:paragraph-count="33" meta:word-count="148" meta:character-count="2129" meta:non-whitespace-character-count="1471"/>
  </office:meta>
</office:document-meta>
</file>